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able_all_all_lstm_metrics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ean_mse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453" calcext:value-type="float">
            <text:p>0.01453</text:p>
          </table:table-cell>
          <table:table-cell table:style-name="ce1" office:value-type="float" office:value="0.01394" calcext:value-type="float">
            <text:p>0.01394</text:p>
          </table:table-cell>
          <table:table-cell table:formula="of:=MIN([.B2:.I2])" office:value-type="float" office:value="0.01394" calcext:value-type="float">
            <text:p>0.01394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1219" calcext:value-type="float">
            <text:p>0.01219</text:p>
          </table:table-cell>
          <table:table-cell office:value-type="float" office:value="0.01155" calcext:value-type="float">
            <text:p>0.01155</text:p>
          </table:table-cell>
          <table:table-cell/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84" calcext:value-type="float">
            <text:p>0.01684</text:p>
          </table:table-cell>
          <table:table-cell office:value-type="float" office:value="0.01801" calcext:value-type="float">
            <text:p>0.01801</text:p>
          </table:table-cell>
          <table:table-cell office:value-type="float" office:value="0.01745" calcext:value-type="float">
            <text:p>0.01745</text:p>
          </table:table-cell>
          <table:table-cell office:value-type="float" office:value="0.01737" calcext:value-type="float">
            <text:p>0.01737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01735" calcext:value-type="float">
            <text:p>0.01735</text:p>
          </table:table-cell>
          <table:table-cell/>
        </table:table-row>
        <table:table-row table:style-name="ro1">
          <table:table-cell office:value-type="string" calcext:value-type="string">
            <text:p>stdev_mse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0192" calcext:value-type="float">
            <text:p>0.00192</text:p>
          </table:table-cell>
          <table:table-cell/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70.03224" calcext:value-type="float">
            <text:p>70.03224</text:p>
          </table:table-cell>
          <table:table-cell office:value-type="float" office:value="74.21641" calcext:value-type="float">
            <text:p>74.21641</text:p>
          </table:table-cell>
          <table:table-cell office:value-type="float" office:value="73.19787" calcext:value-type="float">
            <text:p>73.19787</text:p>
          </table:table-cell>
          <table:table-cell office:value-type="float" office:value="75.55912" calcext:value-type="float">
            <text:p>75.55912</text:p>
          </table:table-cell>
          <table:table-cell office:value-type="float" office:value="76.53803" calcext:value-type="float">
            <text:p>76.53803</text:p>
          </table:table-cell>
          <table:table-cell office:value-type="float" office:value="75.15405" calcext:value-type="float">
            <text:p>75.15405</text:p>
          </table:table-cell>
          <table:table-cell office:value-type="float" office:value="73.59194" calcext:value-type="float">
            <text:p>73.59194</text:p>
          </table:table-cell>
          <table:table-cell office:value-type="float" office:value="77.86411" calcext:value-type="float">
            <text:p>77.86411</text:p>
          </table:table-cell>
          <table:table-cell/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82.58333" calcext:value-type="float">
            <text:p>82.58333</text:p>
          </table:table-cell>
          <table:table-cell office:value-type="float" office:value="87.58333" calcext:value-type="float">
            <text:p>87.58333</text:p>
          </table:table-cell>
          <table:table-cell office:value-type="float" office:value="87.41667" calcext:value-type="float">
            <text:p>87.41667</text:p>
          </table:table-cell>
          <table:table-cell office:value-type="float" office:value="89.66667" calcext:value-type="float">
            <text:p>89.66667</text:p>
          </table:table-cell>
          <table:table-cell office:value-type="float" office:value="91.58333" calcext:value-type="float">
            <text:p>91.58333</text:p>
          </table:table-cell>
          <table:table-cell office:value-type="float" office:value="90.91667" calcext:value-type="float">
            <text:p>90.91667</text:p>
          </table:table-cell>
          <table:table-cell office:value-type="float" office:value="89.08333" calcext:value-type="float">
            <text:p>89.08333</text:p>
          </table:table-cell>
          <table:table-cell office:value-type="float" office:value="94.5" calcext:value-type="float">
            <text:p>94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8T15:04:31.483840888</dc:date>
    <meta:editing-duration>PT26M30S</meta:editing-duration>
    <meta:editing-cycles>1</meta:editing-cycles>
    <meta:document-statistic meta:table-count="1" meta:cell-count="64" meta:object-count="0"/>
    <meta:generator>LibreOffice/6.0.7.3$Linux_X86_64 LibreOffice_project/00m0$Build-3</meta:generator>
  </office:meta>
</office:document-meta>
</file>